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loext:graphic-properties draw:fill-color="#a80053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fill-color="#a80053" draw:textarea-horizontal-align="justify" draw:textarea-vertical-align="middle" draw:auto-grow-height="false" fo:min-height="16.669cm" fo:min-width="20.63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2.937cm" fo:min-width="19.5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3.175cm" fo:min-width="19.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3.995cm" fo:min-width="19.5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2.91cm" fo:min-width="19.5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7.516cm" fo:min-width="16.53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16.577cm" fo:min-width="0.9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16.547cm" fo:min-width="1.11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1" draw:name="Form1" draw:style-name="gr2" svg:width="19.527cm" svg:height="2.938cm" svg:x="-1.118cm" svg:y="-0.543cm"><text:p text:style-name="P2">Network</text:p><draw:enhanced-geometry svg:viewBox="0 0 21600 21600" draw:type="rectangle" draw:enhanced-path="M 0 0 L 21600 0 21600 21600 0 21600 0 0 Z N"/></draw:custom-shape><draw:custom-shape text:anchor-type="paragraph" draw:z-index="2" draw:name="Form2" draw:style-name="gr3" draw:text-style-name="P2" svg:width="19.501cm" svg:height="3.176cm" svg:x="-1.092cm" svg:y="2.949cm"><text:p text:style-name="P2">Layer</text:p><draw:enhanced-geometry svg:viewBox="0 0 21600 21600" draw:type="rectangle" draw:enhanced-path="M 0 0 L 21600 0 21600 21600 0 21600 0 0 Z N"/></draw:custom-shape><draw:custom-shape text:anchor-type="paragraph" draw:z-index="3" draw:name="Form3" draw:style-name="gr4" svg:width="19.527cm" svg:height="3.996cm" svg:x="-1.092cm" svg:y="6.495cm"><text:p text:style-name="P2">Neurons</text:p><draw:enhanced-geometry svg:viewBox="0 0 21600 21600" draw:type="rectangle" draw:enhanced-path="M 0 0 L 21600 0 21600 21600 0 21600 0 0 Z N"/></draw:custom-shape><draw:custom-shape text:anchor-type="paragraph" draw:z-index="4" draw:name="Form4" draw:style-name="gr5" svg:width="19.553cm" svg:height="2.911cm" svg:x="-1.162cm" svg:y="10.984cm"><text:p text:style-name="P2">Connections</text:p><draw:enhanced-geometry svg:viewBox="0 0 21600 21600" draw:type="rectangle" draw:enhanced-path="M 0 0 L 21600 0 21600 21600 0 21600 0 0 Z N"/></draw:custom-shape><draw:custom-shape text:anchor-type="paragraph" draw:z-index="0" draw:name="Form5" draw:style-name="gr1" draw:text-style-name="P1" svg:width="20.638cm" svg:height="16.67cm" svg:x="-1.727cm" svg:y="-1.258cm"><text:p/><draw:enhanced-geometry svg:viewBox="0 0 21600 21600" draw:type="rectangle" draw:enhanced-path="M 0 0 L 21600 0 21600 21600 0 21600 0 0 Z N"/></draw:custom-shape><draw:custom-shape text:anchor-type="paragraph" draw:z-index="5" draw:name="Form6" draw:style-name="gr6" draw:text-style-name="P3" svg:width="16.539cm" svg:height="7.517cm" svg:x="-0.122cm" svg:y="16.91cm"><text:p text:style-name="P2"><text:span text:style-name="T1">Envirounment</text:span></text:p><draw:enhanced-geometry svg:viewBox="0 0 21600 21600" draw:type="rectangle" draw:enhanced-path="M 0 0 L 21600 0 21600 21600 0 21600 0 0 Z N"/></draw:custom-shape><draw:custom-shape text:anchor-type="paragraph" draw:z-index="6" draw:name="Form7" draw:style-name="gr7" svg:width="1.976cm" svg:height="18.945cm" svg:x="0.122cm" svg:y="1.56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name="Form8" draw:style-name="gr8" svg:width="2.223cm" svg:height="18.91cm" svg:x="12.928cm" svg:y="1.355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6:57:03.857000000</meta:creation-date>
    <dc:date>2018-04-24T18:18:45.519000000</dc:date>
    <meta:editing-duration>PT21M10S</meta:editing-duration>
    <meta:editing-cycles>2</meta:editing-cycles>
    <meta:generator>LibreOffice/5.3.6.1$Windows_x86 LibreOffice_project/686f202eff87ef707079aeb7f485847613344eb7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